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bfff" draw:opacity="80%"/>
    </style:style>
    <style:style style:name="P2" style:family="paragraph">
      <loext:graphic-properties draw:fill="solid" draw:fill-color="#00008b" draw:opacity="8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822cm" svg:height="0.987cm" svg:x="0.818cm" svg:y="1.524cm" svg:viewBox="0 0 2823 988" draw:points="0,988 2823,988 2823,0 0,0">
          <text:p/>
        </draw:polygon>
        <draw:polygon draw:style-name="gr2" draw:text-style-name="P2" draw:layer="layout" svg:width="2.822cm" svg:height="0.987cm" svg:x="20.992cm" svg:y="1.524cm" svg:viewBox="0 0 2823 988" draw:points="0,988 2823,988 2823,0 0,0">
          <text:p/>
        </draw:polygon>
        <draw:frame draw:style-name="gr3" draw:text-style-name="P4" draw:layer="layout" svg:width="13.409cm" svg:height="1.563cm" svg:x="4.77cm" svg:y="1.254cm">
          <draw:text-box>
            <text:p text:style-name="P3"><text:span text:style-name="T1">W/o few-shot examples</text:span></text:p>
          </draw:text-box>
        </draw:frame>
        <draw:frame draw:style-name="gr3" draw:text-style-name="P4" draw:layer="layout" svg:width="13.803cm" svg:height="1.563cm" svg:x="24.943cm" svg:y="1.254cm">
          <draw:text-box>
            <text:p text:style-name="P3"><text:span text:style-name="T1">With few-shot ex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0.202cm" fo:page-height="9.8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8T19:16:13.732392061</dc:date>
    <meta:editing-duration>PT25M32S</meta:editing-duration>
    <meta:editing-cycles>1</meta:editing-cycles>
    <meta:document-statistic meta:object-count="4"/>
    <meta:generator>LibreOffice/6.4.7.2$Linux_X86_64 LibreOffice_project/40$Build-2</meta:generator>
  </office:meta>
</office:document-meta>
</file>